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41aba6" officeooo:paragraph-rsid="0041aba6" style:font-weight-asian="bold" style:font-weight-complex="bold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43e580" officeooo:paragraph-rsid="0043e580" style:font-weight-asian="bold" style:font-weight-complex="bold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37dfdb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043e580"/>
    </style:style>
    <style:style style:name="P1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/>
    </style:style>
    <style:style style:name="P1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43e580" officeooo:paragraph-rsid="0043e580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45b077" officeooo:paragraph-rsid="0045b077" style:font-weight-asian="bold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erif" officeooo:paragraph-rsid="0043e580"/>
    </style:style>
    <style:style style:name="P1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erif" fo:font-weight="bold" officeooo:rsid="00499247" officeooo:paragraph-rsid="00499247" style:font-weight-asian="bold" style:font-weight-complex="bold"/>
    </style:style>
    <style:style style:name="P1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7b576" officeooo:paragraph-rsid="004b3514" style:font-weight-asian="normal" style:font-weight-complex="normal"/>
    </style:style>
    <style:style style:name="P2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7b576" officeooo:paragraph-rsid="004b3514" style:font-size-asian="14pt" style:font-weight-asian="normal" style:font-size-complex="14pt" style:font-weight-complex="normal"/>
    </style:style>
    <style:style style:name="P2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style:font-name="Liberation Serif" fo:font-size="14pt" fo:letter-spacing="normal" fo:font-style="normal" fo:font-weight="bold" officeooo:rsid="0037b576" officeooo:paragraph-rsid="004b3514" style:font-size-asian="14pt" style:font-size-complex="14pt"/>
    </style:style>
    <style:style style:name="P2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style:font-name="Liberation Serif" fo:font-size="14pt" fo:letter-spacing="normal" style:font-size-asian="14pt" style:font-size-complex="14pt"/>
    </style:style>
    <style:style style:name="P2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333333" style:font-name="Liberation Serif" fo:font-size="14pt" fo:letter-spacing="normal" officeooo:paragraph-rsid="004b3514" style:font-size-asian="14pt" style:font-size-complex="14pt"/>
    </style:style>
    <style:style style:name="P24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e15c0" officeooo:paragraph-rsid="00499247" style:font-weight-asian="normal" style:font-weight-complex="normal"/>
    </style:style>
    <style:style style:name="P25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499247" officeooo:paragraph-rsid="00499247" style:font-weight-asian="normal" style:font-weight-complex="normal"/>
    </style:style>
    <style:style style:name="P26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4b3514" officeooo:paragraph-rsid="004b3514" style:font-weight-asian="normal" style:font-weight-complex="normal"/>
    </style:style>
    <style:style style:name="P27" style:family="paragraph" style:parent-style-name="Preformatted_20_Text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3e15c0" officeooo:paragraph-rsid="00499247" style:font-weight-asian="bold" style:font-weight-complex="bold"/>
    </style:style>
    <style:style style:name="P28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3e1069" officeooo:paragraph-rsid="00499247" style:font-weight-asian="bold" style:font-weight-complex="bold"/>
    </style:style>
    <style:style style:name="P29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499247" officeooo:paragraph-rsid="00499247" style:font-weight-asian="normal" style:font-weight-complex="normal"/>
    </style:style>
    <style:style style:name="P30" style:family="paragraph" style:parent-style-name="Preformatted_20_Text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499247" officeooo:paragraph-rsid="00499247" style:font-weight-asian="bold" style:font-weight-complex="bold"/>
    </style:style>
    <style:style style:name="P31" style:family="paragraph" style:parent-style-name="Preformatted_20_Text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Liberation Serif" fo:font-size="14pt" fo:letter-spacing="normal" fo:font-style="normal" fo:font-weight="normal" officeooo:rsid="0045b077" officeooo:paragraph-rsid="004b3514" style:font-size-asian="14pt" style:font-weight-asian="normal" style:font-size-complex="14pt" style:font-weight-complex="normal"/>
    </style:style>
    <style:style style:name="P32" style:family="paragraph" style:parent-style-name="Preformatted_20_Text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333333" style:font-name="Liberation Serif" fo:font-size="14pt" fo:letter-spacing="normal" fo:font-style="normal" fo:font-weight="normal" officeooo:rsid="004b3514" officeooo:paragraph-rsid="004c6c4e" style:font-size-asian="14pt" style:font-weight-asian="normal" style:font-size-complex="14pt" style:font-weight-complex="normal"/>
    </style:style>
    <style:style style:name="P33" style:family="paragraph" style:parent-style-name="Preformatted_20_Text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4b3514" officeooo:paragraph-rsid="004b3514" style:font-size-asian="14pt" style:font-weight-asian="normal" style:font-size-complex="14pt" style:font-weight-complex="normal"/>
    </style:style>
    <style:style style:name="P34" style:family="paragraph" style:parent-style-name="Preformatted_20_Text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4c6c4e" officeooo:paragraph-rsid="004b3514" style:font-size-asian="14pt" style:font-weight-asian="normal" style:font-size-complex="14pt" style:font-weight-complex="normal"/>
    </style:style>
    <style:style style:name="P35" style:family="paragraph" style:parent-style-name="Preformatted_20_Text">
      <style:paragraph-properties fo:orphans="2" fo:widows="2"/>
      <style:text-properties fo:font-variant="normal" fo:text-transform="none" fo:color="#333333" style:font-name="Liberation Serif" fo:font-size="14pt" fo:letter-spacing="normal" style:font-size-asian="14pt" style:font-size-complex="14pt"/>
    </style:style>
    <style:style style:name="P36" style:family="paragraph" style:parent-style-name="Preformatted_20_Text">
      <style:paragraph-properties fo:orphans="2" fo:widows="2"/>
      <style:text-properties fo:font-variant="normal" fo:text-transform="none" fo:color="#333333" style:font-name="Liberation Serif" fo:font-size="14pt" fo:letter-spacing="normal" officeooo:paragraph-rsid="004b3514" style:font-size-asian="14pt" style:font-size-complex="14pt"/>
    </style:style>
    <style:style style:name="P37" style:family="paragraph" style:parent-style-name="Preformatted_20_Text">
      <style:paragraph-properties fo:orphans="2" fo:widows="2"/>
      <style:text-properties fo:font-variant="normal" fo:text-transform="none" fo:color="#333333" style:font-name="Liberation Serif" fo:font-size="14pt" fo:letter-spacing="normal" officeooo:paragraph-rsid="004c6c4e" style:font-size-asian="14pt" style:font-size-complex="14pt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6" style:family="text">
      <style:text-properties fo:font-variant="normal" fo:text-transform="none" fo:color="#000000" style:font-name="Liberation Serif" fo:font-size="15pt" fo:letter-spacing="normal" fo:font-style="normal" fo:font-weight="bold" officeooo:rsid="0017d785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fo:color="#000000" style:font-name="Liberation Serif" fo:font-size="15pt" fo:letter-spacing="normal" fo:font-style="normal" fo:font-weight="bold" officeooo:rsid="00416fba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officeooo:rsid="0043e580" style:font-weight-asian="bold" style:font-weight-complex="bold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fo:font-weight="normal" officeooo:rsid="0043e580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officeooo:rsid="0043e580" style:font-weight-asian="bold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#ffffff" loext:char-shading-value="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font-size="14pt" fo:letter-spacing="normal" fo:font-style="normal"/>
    </style:style>
    <style:style style:name="T14" style:family="text">
      <style:text-properties fo:font-variant="normal" fo:text-transform="none" fo:font-size="14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font-size="14pt" fo:letter-spacing="normal" fo:font-style="normal" fo:font-weight="normal" officeooo:rsid="0043e580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font-size="14pt" fo:letter-spacing="normal" fo:font-style="normal" officeooo:rsid="0045b077"/>
    </style:style>
    <style:style style:name="T17" style:family="text">
      <style:text-properties fo:font-variant="normal" fo:text-transform="none" fo:font-size="14pt" fo:letter-spacing="normal" fo:font-style="normal" officeooo:rsid="004b3514"/>
    </style:style>
    <style:style style:name="T18" style:family="text">
      <style:text-properties officeooo:rsid="001b1afd"/>
    </style:style>
    <style:style style:name="T19" style:family="text">
      <style:text-properties fo:font-weight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e15c0" style:font-weight-asian="normal" style:font-weight-complex="normal"/>
    </style:style>
    <style:style style:name="T22" style:family="text">
      <style:text-properties fo:font-weight="normal" officeooo:rsid="004b3514" style:font-weight-asian="normal" style:font-weight-complex="normal"/>
    </style:style>
    <style:style style:name="T23" style:family="text">
      <style:text-properties officeooo:rsid="003e15c0"/>
    </style:style>
    <style:style style:name="T24" style:family="text">
      <style:text-properties fo:font-weight="bold" officeooo:rsid="003e1069" style:font-weight-asian="bold" style:font-weight-complex="bold"/>
    </style:style>
    <style:style style:name="T25" style:family="text">
      <style:text-properties officeooo:rsid="004b3514"/>
    </style:style>
    <style:style style:name="T26" style:family="text">
      <style:text-properties fo:font-style="italic"/>
    </style:style>
    <style:style style:name="T27" style:family="text">
      <style:text-properties fo:font-style="italic" fo:font-weight="normal"/>
    </style:style>
    <style:style style:name="T28" style:family="text">
      <style:text-properties fo:font-style="italic" fo:font-weight="normal" style:font-weight-asian="normal" style:font-weight-complex="normal"/>
    </style:style>
    <style:style style:name="T29" style:family="text">
      <style:text-properties fo:font-style="italic" fo:font-weight="normal" officeooo:rsid="004b3514" style:font-weight-asian="normal" style:font-weight-complex="normal"/>
    </style:style>
    <style:style style:name="T30" style:family="text">
      <style:text-properties fo:font-style="italic" fo:font-weight="normal" officeooo:rsid="004b3514"/>
    </style:style>
    <style:style style:name="T31" style:family="text">
      <style:text-properties fo:font-style="italic" officeooo:rsid="004c6c4e"/>
    </style:style>
    <style:style style:name="T32" style:family="text">
      <style:text-properties fo:font-style="normal" fo:font-weight="normal"/>
    </style:style>
    <style:style style:name="T33" style:family="text">
      <style:text-properties fo:font-style="normal" fo:font-weight="normal" officeooo:rsid="004b3514" style:font-weight-asian="normal" style:font-weight-complex="normal"/>
    </style:style>
    <style:style style:name="T34" style:family="text">
      <style:text-properties fo:font-style="normal" fo:font-weight="normal" officeooo:rsid="004c6c4e" style:font-weight-asian="normal" style:font-weight-complex="normal"/>
    </style:style>
    <style:style style:name="T35" style:family="text">
      <style:text-properties fo:font-style="normal" fo:font-weight="normal" officeooo:rsid="004c6c4e"/>
    </style:style>
    <style:style style:name="T36" style:family="text">
      <style:text-properties officeooo:rsid="004de6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9">Отчет по <text:span text:style-name="T2">лабораторной работе №8</text:span></text:p>
      <text:p text:style-name="P11"><text:span text:style-name="T6">«</text:span><text:span text:style-name="T7">Ускорение. Прыжки по индексу</text:span><text:span text:style-name="T6">»</text:span></text:p>
      <text:p text:style-name="P8">по курсу</text:p>
      <text:p text:style-name="P10"><text:span text:style-name="T4">«</text:span><text:span text:style-name="T5">Информационный поиск</text:span><text:span text:style-name="T4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5"><text:soft-page-break/>Задание</text:p>
      <text:p text:style-name="P14"><text:tab/>Необходимо сделать ранжированный поиск на основании схемы ранжирования TF-IDF. </text:p>
      <text:p text:style-name="P7">Выполнение</text:p>
      <text:p text:style-name="P12"><text:span text:style-name="T8"><text:tab/></text:span><text:span text:style-name="T11">TF-IDF <text:s/>- </text:span><text:span text:style-name="T9">статистическая мера, используемая для оценки важности слова в контексте </text:span><text:a xlink:type="simple" xlink:href="https://ru.wikipedia.org/wiki/Документ" text:style-name="Internet_20_link" text:visited-style-name="Visited_20_Internet_20_Link"><text:span text:style-name="T12">документа</text:span></text:a><text:span text:style-name="T9">, являющегося частью коллекции документов или </text:span><text:a xlink:type="simple" xlink:href="https://ru.wikipedia.org/wiki/Корпусная_лингвистика" text:style-name="Internet_20_link" text:visited-style-name="Visited_20_Internet_20_Link"><text:span text:style-name="T12">корпуса</text:span></text:a><text:span text:style-name="T9">. Вес некоторого слова пропорционален частоте употребления этого слова в документе и обратно пропорционален частоте употребления слова во всех документах коллекции.</text:span></text:p>
      <text:p text:style-name="P12"><text:span text:style-name="T9"><text:tab/></text:span><text:span text:style-name="T10">Данная метрика будет добавляться в поисковую систему, основанную на булевом поиске. Подсчет метрики будет выполняться на этапе построения индекса по следующим причинам:</text:span></text:p>
      <text:p text:style-name="P15">1. Для IDF используются общие данные, такие как общее количество статей и количество документов, <text:s/>в которых встречается слово. Если с получением статей для конкретного слова проблем нет, то вот общее количество статей можно получить только храня его в данных. </text:p>
      <text:p text:style-name="P17"><text:span text:style-name="T15">2. TF так же легче получить в момент индексации, так как для этого нужно получить общее количество слов в документе — здесь, опять же, это возможно только в виде лишнего числа в данных.</text:span></text:p>
      <text:p text:style-name="P18"><text:span text:style-name="T16">Б</text:span><text:span text:style-name="T13">инарная структура </text:span><text:span text:style-name="T17">и работа алгоритма</text:span></text:p>
      <text:p text:style-name="P18"><text:span text:style-name="T13"><text:tab/></text:span><text:span text:style-name="T14">Для более быстрой и качественной работы поисковой системы, была значительно изменена структура бинарных файлов. Количество их не изменилось, в bin_file, который записывался как </text:span></text:p>
      <text:p text:style-name="P27">vbcode_doc_ids, write_freq, for_write_pos_in_file</text:p>
      <text:p text:style-name="P28"><text:tab/><text:span text:style-name="T21">vbcode_doc_ids — doc_id сжатые VB</text:span></text:p>
      <text:p text:style-name="P24"><text:tab/>write_freq — частоты встречи слова в каждом файле</text:p>
      <text:p text:style-name="P24"><text:tab/>for_write_pos_in_file — позиции в файлах сжатые VB</text:p>
      <text:p text:style-name="P25"/>
      <text:p text:style-name="P25">теперь добавлен еще и показатель TFIDF следующим образом:</text:p>
      <text:p text:style-name="P30">vbcode_doc_ids, write_tfidf, write_freq, for_write_pos_in_file</text:p>
      <text:p text:style-name="P25"><text:s/><text:span text:style-name="T24"><text:tab/></text:span><text:span text:style-name="T23">vbcode_doc_ids — doc_id сжатые VB</text:span></text:p>
      <text:p text:style-name="P29"><text:tab/>write_tfidf — показатель TFIDF для каждого документа</text:p>
      <text:p text:style-name="P24"><text:tab/>write_freq — частоты встречи слова в каждом файле</text:p>
      <text:p text:style-name="P24"><text:tab/>for_write_pos_in_file — позиции в файлах сжатые VB</text:p>
      <text:p text:style-name="P25"><text:tab/></text:p>
      <text:p text:style-name="P25"/>
      <text:p text:style-name="P25"><text:soft-page-break/><text:tab/>Преимуществами добавления показателей именно так <text:span text:style-name="T25">являются</text:span>:</text:p>
      <text:p text:style-name="P25">1. <text:span text:style-name="T25">Сохранение</text:span> <text:span text:style-name="T25">размера обратного </text:span>индекс<text:span text:style-name="T25">а</text:span>, храним<text:span text:style-name="T25">ого</text:span> в ОЗУ.</text:p>
      <text:p text:style-name="P25">2. Не создается дополнительный файл, что, как было выяснено в предыдущей ЛР сказывается на скорости работы поиска</text:p>
      <text:p text:style-name="P25">3. Удобное чтение и использование в момент построения поисковой выдачи</text:p>
      <text:p text:style-name="P25"/>
      <text:p text:style-name="P25"><text:tab/>Также в данной ЛР я столкнулся со следующей проблемой — как считать TFIDF сохранив при это возможность использовать скобки и встроенную функцию eval(). Проблема возникла из-за того, что суммарный TFIDF для запроса &amp; считается как сумма, что не вызывало вопросов, а вот для | нужно было делать рассчет в момент пересечения set()-ов, что бы сохранить порядок операций, а у нас были dict-ы (в Python они не поддерживают использование логических операций «из коробки»). Для решения данной проблемы было выбрано такое решение:</text:p>
      <text:p text:style-name="P25">1. Изменить структуру при построении поискового результата на такую:</text:p>
      <text:p text:style-name="P25">{</text:p>
      <text:p text:style-name="P25"><text:tab/>doc_id: [TFIDF, [pos1, pos2, pos3]]</text:p>
      <text:p text:style-name="P25">}</text:p>
      <text:p text:style-name="P25">для цитатного поиска и на </text:p>
      <text:p text:style-name="P25">{</text:p>
      <text:p text:style-name="P25"><text:tab/>doc_id: [TFIDF, ]</text:p>
      <text:p text:style-name="P25">}</text:p>
      <text:p text:style-name="P25">для бинарного. Такое преобразование позволило сохранить прежнюю логику без кардинального изменения работы.</text:p>
      <text:p text:style-name="P25">2. Расширить возможность стандартного dict() написанием производного класса и определить в нем 2 «магических» метода: __and__() и __or__(), которые как раз и используются при интерпретации логических операций.</text:p>
      <text:p text:style-name="P25">3. <text:span text:style-name="T25">Схема просчета TDIDF следующая - </text:span></text:p>
      <text:p text:style-name="P25"><text:tab/><text:span text:style-name="T25">3.1 Для &amp; - сумма</text:span></text:p>
      <text:p text:style-name="P25"><text:tab/><text:span text:style-name="T25">3.2 Для | - сумма, если слово есть пересечение, иначе только одно значение.</text:span><text:tab/></text:p>
      <text:p text:style-name="P26"><text:tab/>Таким образом удалось сохранить возможность пользоваться прежней логикой поиска и оставить компрессию.</text:p>
      <text:p text:style-name="P25"/>
      <text:p text:style-name="P6">Результаты</text:p>
      <text:p text:style-name="P16"><text:tab/><text:span text:style-name="T22">Напомню результаты тестовых запросов, а так же ранних версий поисковой системы (поиск со сжатие без ранжирования)</text:span></text:p>
      <text:p text:style-name="P19">Для поиска по википедии:</text:p>
      <text:p text:style-name="P21"><text:s text:c="4"/><text:span text:style-name="T27">"search_sys"</text:span><text:span text:style-name="T19">: </text:span><text:span text:style-name="T27">"wiki"</text:span><text:span text:style-name="T19">,</text:span></text:p>
      <text:p text:style-name="P36"><text:s text:c="4"/><text:span text:style-name="T27">"P@1"</text:span><text:span text:style-name="T32">: 0.9655172413793104,</text:span></text:p>
      <text:p text:style-name="P36"><text:s text:c="4"/><text:span text:style-name="T27">"P@3"</text:span><text:span text:style-name="T32">: 0.9195402298850575,</text:span></text:p>
      <text:p text:style-name="P36"><text:s text:c="4"/><text:span text:style-name="T27">"P@5"</text:span><text:span text:style-name="T32">: 0.9195402298850575,</text:span></text:p>
      <text:p text:style-name="P36"><text:soft-page-break/><text:s text:c="4"/><text:span text:style-name="T27">"DCG@1"</text:span><text:span text:style-name="T32">: 4.551724137931035,</text:span></text:p>
      <text:p text:style-name="P36"><text:s text:c="4"/><text:span text:style-name="T27">"DCG@3"</text:span><text:span text:style-name="T32">: 9.223221721921302,</text:span></text:p>
      <text:p text:style-name="P36"><text:s text:c="4"/><text:span text:style-name="T27">"DCG@5"</text:span><text:span text:style-name="T32">: 12.284175920616793,</text:span></text:p>
      <text:p text:style-name="P36"><text:s text:c="4"/><text:span text:style-name="T27">"NDCG@1"</text:span><text:span text:style-name="T32">: 0.9103448275862069,</text:span></text:p>
      <text:p text:style-name="P36"><text:s text:c="4"/><text:span text:style-name="T27">"NDCG@3"</text:span><text:span text:style-name="T32">: 0.6148814481280869,</text:span></text:p>
      <text:p text:style-name="P36"><text:s text:c="4"/><text:span text:style-name="T27">"NDCG@5"</text:span><text:span text:style-name="T32">: 0.4913670368246717,</text:span></text:p>
      <text:p text:style-name="P36"><text:s text:c="4"/><text:span text:style-name="T27">"ERR@1"</text:span><text:span text:style-name="T32">: 0.9103448275862069,</text:span></text:p>
      <text:p text:style-name="P36"><text:s text:c="4"/><text:span text:style-name="T27">"ERR@3"</text:span><text:span text:style-name="T32">: 0.6148814481280869,</text:span></text:p>
      <text:p text:style-name="P23"><text:s text:c="4"/><text:span text:style-name="T27">"ERR@5"</text:span><text:span text:style-name="T32">: 0.4913670368246717</text:span></text:p>
      <text:p text:style-name="P20">Для google: </text:p>
      <text:p text:style-name="P21"><text:span text:style-name="T20"><text:s text:c="4"/></text:span><text:span text:style-name="T28">"search_sys"</text:span><text:span text:style-name="T20">: </text:span><text:span text:style-name="T28">"qoogle"</text:span><text:span text:style-name="T20">,</text:span></text:p>
      <text:p text:style-name="P36"><text:s text:c="4"/><text:span text:style-name="T27">"P@1"</text:span><text:span text:style-name="T32">: 1.0,</text:span></text:p>
      <text:p text:style-name="P36"><text:s text:c="4"/><text:span text:style-name="T27">"P@3"</text:span><text:span text:style-name="T32">: 1.0,</text:span></text:p>
      <text:p text:style-name="P36"><text:s text:c="4"/><text:span text:style-name="T27">"P@5"</text:span><text:span text:style-name="T32">: 1.0,</text:span></text:p>
      <text:p text:style-name="P36"><text:s text:c="4"/><text:span text:style-name="T27">"DCG@1"</text:span><text:span text:style-name="T32">: 4.896551724137931,</text:span></text:p>
      <text:p text:style-name="P36"><text:s text:c="4"/><text:span text:style-name="T27">"DCG@3"</text:span><text:span text:style-name="T32">: 9.975266464532151,</text:span></text:p>
      <text:p text:style-name="P36"><text:s text:c="4"/><text:span text:style-name="T27">"DCG@5"</text:span><text:span text:style-name="T32">: 13.657926517972932,</text:span></text:p>
      <text:p text:style-name="P36"><text:s text:c="4"/><text:span text:style-name="T27">"NDCG@1"</text:span><text:span text:style-name="T32">: 0.9793103448275862,</text:span></text:p>
      <text:p text:style-name="P36"><text:s text:c="4"/><text:span text:style-name="T27">"NDCG@3"</text:span><text:span text:style-name="T32">: 0.6650177643021434,</text:span></text:p>
      <text:p text:style-name="P36"><text:s text:c="4"/><text:span text:style-name="T27">"NDCG@5"</text:span><text:span text:style-name="T32">: 0.5463170607189172,</text:span></text:p>
      <text:p text:style-name="P36"><text:s text:c="4"/><text:span text:style-name="T27">"ERR@1"</text:span><text:span text:style-name="T32">: 0.9793103448275862,</text:span></text:p>
      <text:p text:style-name="P36"><text:s text:c="4"/><text:span text:style-name="T27">"ERR@3"</text:span><text:span text:style-name="T32">: 0.6650177643021434,</text:span></text:p>
      <text:p text:style-name="P23"><text:s text:c="4"/><text:span text:style-name="T27">"ERR@5"</text:span><text:span text:style-name="T32">: 0.5463170607189172</text:span></text:p>
      <text:p text:style-name="P20">Оценки для <text:span text:style-name="T25">предыдущих версий</text:span>:</text:p>
      <text:p text:style-name="P23"><text:s text:c="4"/><text:span text:style-name="T27">"search_sys"</text:span><text:span text:style-name="T32">: </text:span><text:span text:style-name="T27">"</text:span><text:span text:style-name="T30">prev_system_vers</text:span><text:span text:style-name="T27">"</text:span><text:span text:style-name="T32">,</text:span></text:p>
      <text:p text:style-name="P36"><text:s text:c="4"/><text:span text:style-name="T27">"P@1"</text:span><text:span text:style-name="T32">: 0.8275862068965517,</text:span></text:p>
      <text:p text:style-name="P36"><text:s text:c="4"/><text:span text:style-name="T27">"P@3"</text:span><text:span text:style-name="T32">: 0.8275862068965518,</text:span></text:p>
      <text:p text:style-name="P36"><text:s text:c="4"/><text:span text:style-name="T27">"P@5"</text:span><text:span text:style-name="T32">: 0.8275862068965518,</text:span></text:p>
      <text:p text:style-name="P36"><text:s text:c="4"/><text:span text:style-name="T27">"DCG@1"</text:span><text:span text:style-name="T32">: 3.2413793103448274,</text:span></text:p>
      <text:p text:style-name="P36"><text:s text:c="4"/><text:span text:style-name="T27">"DCG@3"</text:span><text:span text:style-name="T32">: 7.036870908374482,</text:span></text:p>
      <text:p text:style-name="P36"><text:s text:c="4"/><text:span text:style-name="T27">"DCG@5"</text:span><text:span text:style-name="T32">: 9.691327170149046,</text:span></text:p>
      <text:p text:style-name="P36"><text:s text:c="4"/><text:span text:style-name="T27">"NDCG@1"</text:span><text:span text:style-name="T32">: 0.6482758620689654,</text:span></text:p>
      <text:p text:style-name="P36"><text:s text:c="4"/><text:span text:style-name="T27">"NDCG@3"</text:span><text:span text:style-name="T32">: 0.4691247272249654,</text:span></text:p>
      <text:p text:style-name="P36"><text:s text:c="4"/><text:span text:style-name="T27">"NDCG@5"</text:span><text:span text:style-name="T32">: 0.38765308680596183,</text:span></text:p>
      <text:p text:style-name="P36"><text:s text:c="4"/><text:span text:style-name="T27">"ERR@1"</text:span><text:span text:style-name="T32">: 0.6482758620689654,</text:span></text:p>
      <text:p text:style-name="P36"><text:s text:c="4"/><text:span text:style-name="T27">"ERR@3"</text:span><text:span text:style-name="T32">: 0.4691247272249654,</text:span></text:p>
      <text:p text:style-name="P31"><text:s text:c="4"/><text:span text:style-name="T26">"ERR@5"</text:span>: 0.38765308680596183</text:p>
      <text:p text:style-name="P31"/>
      <text:p text:style-name="P33"><text:soft-page-break/>Оценки для системы с ранжированным поиском</text:p>
      <text:p text:style-name="P32"><text:span text:style-name="T26"><text:tab/>"search_sys"</text:span>: <text:span text:style-name="T26">"</text:span><text:span text:style-name="T31">tfidf</text:span><text:span text:style-name="T26">"</text:span>,</text:p>
      <text:p text:style-name="P37"><text:s text:c="8"/><text:span text:style-name="T29">"P@1"</text:span><text:span text:style-name="T33">: </text:span><text:span text:style-name="T34">0</text:span><text:span text:style-name="T33">.9</text:span><text:span text:style-name="T34">845346456654655</text:span><text:span text:style-name="T33"> ,</text:span></text:p>
      <text:p text:style-name="P37"><text:span text:style-name="T33"><text:s text:c="8"/></text:span><text:span text:style-name="T27">"P@3"</text:span><text:span text:style-name="T32">: 0.9</text:span><text:span text:style-name="T35">3</text:span><text:span text:style-name="T32">55172413793104,</text:span></text:p>
      <text:p text:style-name="P35"><text:s text:c="8"/><text:span text:style-name="T27">"P@5"</text:span><text:span text:style-name="T32">: 0.9</text:span><text:span text:style-name="T35">3</text:span><text:span text:style-name="T32">55172413793104,</text:span></text:p>
      <text:p text:style-name="P35"><text:s text:c="8"/><text:span text:style-name="T27">"DCG@1"</text:span><text:span text:style-name="T32">: 4.</text:span><text:span text:style-name="T35">2</text:span><text:span text:style-name="T32">55172413793103,</text:span></text:p>
      <text:p text:style-name="P35"><text:s text:c="8"/><text:span text:style-name="T27">"DCG@3"</text:span><text:span text:style-name="T32">: 9.</text:span><text:span text:style-name="T35">3</text:span><text:span text:style-name="T32">7789684334988,</text:span></text:p>
      <text:p text:style-name="P35"><text:s text:c="8"/><text:span text:style-name="T27">"DCG@5"</text:span><text:span text:style-name="T32">: 12.</text:span><text:span text:style-name="T35">5</text:span><text:span text:style-name="T32">74954530953492,</text:span></text:p>
      <text:p text:style-name="P35"><text:s text:c="8"/><text:span text:style-name="T27">"NDCG@1"</text:span><text:span text:style-name="T32">: 0.</text:span><text:span text:style-name="T35">89</text:span><text:span text:style-name="T32">10344827586207,</text:span></text:p>
      <text:p text:style-name="P35"><text:s text:c="8"/><text:span text:style-name="T27">"NDCG@3"</text:span><text:span text:style-name="T32">: 0.6</text:span><text:span text:style-name="T35">0</text:span><text:span text:style-name="T32">85264562233255,</text:span></text:p>
      <text:p text:style-name="P35"><text:s text:c="8"/><text:span text:style-name="T27">"NDCG@5"</text:span><text:span text:style-name="T32">: 0.</text:span><text:span text:style-name="T35">48</text:span><text:span text:style-name="T32">49981812381396,</text:span></text:p>
      <text:p text:style-name="P35"><text:s text:c="8"/><text:span text:style-name="T27">"ERR@1"</text:span><text:span text:style-name="T32">: 0.9310344827586207,</text:span></text:p>
      <text:p text:style-name="P35"><text:s text:c="8"/><text:span text:style-name="T27">"ERR@3"</text:span><text:span text:style-name="T32">: 0.6385264562233255,</text:span></text:p>
      <text:p text:style-name="P22"><text:s text:c="8"/><text:span text:style-name="T27">"ERR@5"</text:span><text:span text:style-name="T32">: 0.5149981812381396</text:span></text:p>
      <text:p text:style-name="P34"><text:tab/>Качество поиска, ожидаемо, значительно выросло. Стоит, конечно, отметить субъективность данных оценок, так как они производились в разное время и условия несколько отличались, однако при таких показателям созданная система почти соответствует оценкам системы википедии, что можно считать достойным результатом.</text:p>
      <text:p text:style-name="P34"><text:tab/>Время поиска незначительно увеличилось, это можно объяснить наличием сортировки по TFIDF. </text:p>
      <text:p text:style-name="P34"><text:tab/><text:span text:style-name="T36">Если убрать ограничение поисковой выдачи, то она совпадает с результатами предыдущих ЛР, что говорит о том, что все нужные статьи были найдены. Это ожидаемое поведение, так как изменения в алгоритме поиска не произошли — добавление TFIDF повлияло только на сортировку при выдаче.</text:span></text:p>
      <text:p text:style-name="P13">Вывод</text:p>
      <text:p text:style-name="P1"><text:tab/><text:span text:style-name="T18">В ходе лабораторной работы я познакомился метрикой TF-IDF для ранжированной выдачи и применил ее для своей системы, чем значительно улучшил качество поиск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6-12T23:48:59.073136535</dc:date>
    <meta:editing-duration>PT2H52M15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5" meta:paragraph-count="114" meta:word-count="737" meta:character-count="6306" meta:non-whitespace-character-count="5383"/>
  </office:meta>
</office:document-meta>
</file>